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cfa9" officeooo:paragraph-rsid="001fcfa9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officeooo:paragraph-rsid="0021c8a4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1fcfa9" officeooo:paragraph-rsid="001fcfa9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officeooo:rsid="001fcfa9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language="zxx" fo:country="none" officeooo:paragraph-rsid="0021c8a4" style:font-size-asian="10pt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language="zxx" fo:country="none" style:font-size-asian="10pt" style:language-asian="zxx" style:country-asian="none" style:language-complex="zxx" style:country-complex="non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268bd2" loext:opacity="100%" style:font-name="Monospace" fo:font-size="10pt" style:font-size-asian="10pt"/>
    </style:style>
    <style:style style:name="T3" style:family="text">
      <style:text-properties fo:color="#93a1a1" loext:opacity="100%" style:font-name="Monospace" fo:font-size="10pt" style:font-size-asian="10pt"/>
    </style:style>
    <style:style style:name="T4" style:family="text">
      <style:text-properties officeooo:rsid="00217df2"/>
    </style:style>
    <style:style style:name="T5" style:family="text">
      <style:text-properties officeooo:rsid="0022f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a projelerinde pom.xml'deki bağımlılıkların lisanslarını otomatik indirmek için aşağıdaki plugi<text:span text:style-name="T4">n</text:span> pom.xml'e <text:span text:style-name="T4">plugins açma ve kapatma etiketleri arasına bir plugin olarak </text:span>eklenmelidir. <text:s/></text:p>
      <text:p text:style-name="P5">Bu pluginde outputDirectory etiketleri arasına eğer hiçbirşey yazılmazsa output directory projenin kök dizini olur. Eğer gösterilen yoldaki klasörler yok ise plugin onları oluşturur. </text:p>
      <text:p text:style-name="P5">src/main/resources altında META-INF içerisinde bir alanı seçmek mantıklıdır çünkü proje jar dosyasına derlenirken maven lisansları META-INF içerisine kopyalar. Yani META-INF kullanmak için uygun standart bir konumdur. Maven projeyi jar dosyası haline getirirken META-INF içerisine LICENSE diye bir dosya oluşturup o dosyaya Apache lisansı koyuyor. Bu da projenin lisansı ile karışıp karışıklığa da neden olabilir. Projenin lisansını belirtmek için META-INF içerisine License<text:span text:style-name="T5">s About This Program </text:span>isminde bir klasör açıp o klasöre kendi lisansımızı kopyalamak <text:span text:style-name="T5">ve license-maven-plugin tarafından otomatik oluşturulan lisans text'ini de oraya kopyalamak </text:span>mantıklı olabilir. <text:span text:style-name="T5">Çünkü oradan direkt github reposunun kök dizinine de kopyalanabilir.</text:span></text:p>
      <text:p text:style-name="P5"/>
      <text:p text:style-name="P1"/>
      <text:p text:style-name="P3"><text:span text:style-name="T1"><text:s/>&lt;</text:span><text:span text:style-name="T2">plugin</text:span><text:span text:style-name="T1">&gt;</text:span></text:p>
      <text:p text:style-name="P3"><text:span text:style-name="T1"><text:s text:c="6"/>&lt;</text:span><text:span text:style-name="T2">groupId</text:span><text:span text:style-name="T1">&gt;org.codehaus.mojo&lt;/</text:span><text:span text:style-name="T2">groupId</text:span><text:span text:style-name="T1">&gt;</text:span></text:p>
      <text:p text:style-name="P3"><text:span text:style-name="T1"><text:s text:c="6"/>&lt;</text:span><text:span text:style-name="T2">artifactId</text:span><text:span text:style-name="T1">&gt;license-maven-plugin&lt;/</text:span><text:span text:style-name="T2">artifactId</text:span><text:span text:style-name="T1">&gt;</text:span></text:p>
      <text:p text:style-name="P3"><text:span text:style-name="T1"><text:s text:c="6"/>&lt;</text:span><text:span text:style-name="T2">version</text:span><text:span text:style-name="T1">&gt;2.4.0&lt;/</text:span><text:span text:style-name="T2">version</text:span><text:span text:style-name="T1">&gt;</text:span></text:p>
      <text:p text:style-name="P2"/>
      <text:p text:style-name="P3"><text:span text:style-name="T1"><text:s text:c="6"/>&lt;</text:span><text:span text:style-name="T2">configuration</text:span><text:span text:style-name="T1">&gt;</text:span></text:p>
      <text:p text:style-name="P3"><text:span text:style-name="T1"><text:s text:c="8"/></text:span><text:span text:style-name="T3">&lt;!-- Çıktı klasörü --&gt;</text:span></text:p>
      <text:p text:style-name="P4"><text:span text:style-name="T1"><text:s text:c="8"/>&lt;</text:span><text:span text:style-name="T2">outputDirectory</text:span><text:span text:style-name="T1">&gt;</text:span></text:p>
      <text:p text:style-name="P7">src/main/resources/META-INF/Licenses About This Program</text:p>
      <text:p text:style-name="P4"><text:span text:style-name="T1"><text:s text:c="8"/>&lt;/</text:span><text:span text:style-name="T2">outputDirectory</text:span><text:span text:style-name="T1">&gt;</text:span></text:p>
      <text:p text:style-name="P3"><text:span text:style-name="T1"><text:s text:c="8"/></text:span><text:span text:style-name="T3">&lt;!-- Çıktı dosyası adı --&gt;</text:span></text:p>
      <text:p text:style-name="P4"><text:span text:style-name="T1"><text:s text:c="8"/>&lt;</text:span><text:span text:style-name="T2">thirdPartyFilename</text:span><text:span text:style-name="T1">&gt;</text:span></text:p>
      <text:p text:style-name="P7">Third Party Licenses (auto-generated by license-maven-plugin).txt</text:p>
      <text:p text:style-name="P4"><text:span text:style-name="T1"><text:tab/> <text:s/>&lt;/</text:span><text:span text:style-name="T2">thirdPartyFilename</text:span><text:span text:style-name="T1">&gt;</text:span></text:p>
      <text:p text:style-name="P8"><text:tab/><text:tab/></text:p>
      <text:p text:style-name="P3"><text:span text:style-name="T1"><text:s text:c="8"/></text:span><text:span text:style-name="T3">&lt;!-- Opsiyonel: eksik lisansları fail etme --&gt;</text:span></text:p>
      <text:p text:style-name="P3"><text:span text:style-name="T1"><text:s text:c="8"/>&lt;</text:span><text:span text:style-name="T2">failOnMissing</text:span><text:span text:style-name="T1">&gt;false&lt;/</text:span><text:span text:style-name="T2">failOnMissing</text:span><text:span text:style-name="T1">&gt;</text:span></text:p>
      <text:p text:style-name="P3"><text:span text:style-name="T1"><text:s text:c="6"/>&lt;/</text:span><text:span text:style-name="T2">configuration</text:span><text:span text:style-name="T1">&gt;</text:span></text:p>
      <text:p text:style-name="P2"/>
      <text:p text:style-name="P3"><text:span text:style-name="T1"><text:s text:c="6"/>&lt;</text:span><text:span text:style-name="T2">executions</text:span><text:span text:style-name="T1">&gt;</text:span></text:p>
      <text:p text:style-name="P3"><text:span text:style-name="T1"><text:s text:c="8"/>&lt;</text:span><text:span text:style-name="T2">execution</text:span><text:span text:style-name="T1">&gt;</text:span></text:p>
      <text:p text:style-name="P3"><text:span text:style-name="T1"><text:s text:c="10"/>&lt;</text:span><text:span text:style-name="T2">id</text:span><text:span text:style-name="T1">&gt;add-third-party&lt;/</text:span><text:span text:style-name="T2">id</text:span><text:span text:style-name="T1">&gt;</text:span></text:p>
      <text:p text:style-name="P3"><text:span text:style-name="T1"><text:s text:c="10"/></text:span><text:span text:style-name="T3">&lt;!-- generate-resources fazında çalışır --&gt;</text:span></text:p>
      <text:p text:style-name="P3"><text:span text:style-name="T1"><text:s text:c="10"/>&lt;</text:span><text:span text:style-name="T2">phase</text:span><text:span text:style-name="T1">&gt;generate-resources&lt;/</text:span><text:span text:style-name="T2">phase</text:span><text:span text:style-name="T1">&gt;</text:span></text:p>
      <text:p text:style-name="P3"><text:span text:style-name="T1"><text:s text:c="10"/>&lt;</text:span><text:span text:style-name="T2">goals</text:span><text:span text:style-name="T1">&gt;</text:span></text:p>
      <text:p text:style-name="P3"><text:span text:style-name="T1"><text:s text:c="12"/>&lt;</text:span><text:span text:style-name="T2">goal</text:span><text:span text:style-name="T1">&gt;add-third-party&lt;/</text:span><text:span text:style-name="T2">goal</text:span><text:span text:style-name="T1">&gt;</text:span></text:p>
      <text:p text:style-name="P3"><text:span text:style-name="T1"><text:s text:c="10"/>&lt;/</text:span><text:span text:style-name="T2">goals</text:span><text:span text:style-name="T1">&gt;</text:span></text:p>
      <text:p text:style-name="P3"><text:span text:style-name="T1"><text:s text:c="8"/>&lt;/</text:span><text:span text:style-name="T2">execution</text:span><text:span text:style-name="T1">&gt;</text:span></text:p>
      <text:p text:style-name="P3"><text:span text:style-name="T1"><text:s text:c="6"/>&lt;/</text:span><text:span text:style-name="T2">executions</text:span><text:span text:style-name="T1">&gt;</text:span></text:p>
      <text:p text:style-name="P6"><text:span text:style-name="T1"><text:s text:c="4"/>&lt;/</text:span><text:span text:style-name="T2">plugin</text:span><text:span text:style-name="T1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2:42:02.938715106</meta:creation-date>
    <dc:date>2025-07-24T20:40:22.400622281</dc:date>
    <meta:editing-duration>PT13M4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31" meta:word-count="194" meta:character-count="1962" meta:non-whitespace-character-count="1613"/>
  </office:meta>
</office:document-meta>
</file>